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Javascript and Graphics Home 基本的JavaScript和图形首页</text:p>
      <text:p text:style-name="Standard"/>
      <text:p text:style-name="Standard">001 Lesson 1: Hello World 第1课：你好世界</text:p>
      <text:p text:style-name="Standard">002 Video: Hello World 视频：你好世界</text:p>
      <text:p text:style-name="Standard">003 Example: Hello World 例如：你好世界</text:p>
      <text:p text:style-name="Standard">004 Assignment: Your Name and Hobby 分配：您的姓名和爱好</text:p>
      <text:p text:style-name="Standard"/>
      <text:p text:style-name="Standard">005 Lesson 2: Variables 第2课：变量</text:p>
      <text:p text:style-name="Standard">006 Video: Variables <text:s/>视频：变量</text:p>
      <text:p text:style-name="Standard">007 Example: Basic Variables 例如：基本变量</text:p>
      <text:p text:style-name="Standard">008 Assignment: Apples and Oranges 转让：苹果和桔子</text:p>
      <text:p text:style-name="Standard"/>
      <text:p text:style-name="Standard">009 Lesson 3: User Input 第3课：用户输入</text:p>
      <text:p text:style-name="Standard">010 Video: User Input 视频：用户输入</text:p>
      <text:p text:style-name="Standard">011 Example: Basic User Input 例如：基本用户输入</text:p>
      <text:p text:style-name="Standard">012 Assignment: Grocery Store 赋值：杂货店</text:p>
      <text:p text:style-name="Standard"/>
      <text:p text:style-name="Standard">013 Lesson 4: Basic Math in Javascript 第4课：在Javascript中的基本数学</text:p>
      <text:p text:style-name="Standard">014 Video: Basic Math in Javascript 视频：在Javascript中的基本数学</text:p>
      <text:p text:style-name="Standard">015 Example: Simple Calculator 例如：简单的计算器</text:p>
      <text:p text:style-name="Standard">016 Example: Dollars to Pounds 例如：美元兑英镑</text:p>
      <text:p text:style-name="Standard">017 Example: Dividing Up Groups 例如：拆分组</text:p>
      <text:p text:style-name="Standard">018 Assignment: T-Shirt Shop 分配：T恤店</text:p>
      <text:p text:style-name="Standard">019 Assignment: Running Speed 任务：运行速度</text:p>
      <text:p text:style-name="Standard"/>
      <text:p text:style-name="Standard">020 Lesson 5: Using Graphics in Javascript 第5课：在Javascript中使用图形</text:p>
      <text:p text:style-name="Standard">021 Video: Graphics 视频：图形</text:p>
      <text:p text:style-name="Standard">022 Example: Graphics Hello World 例如：图形你好世界</text:p>
      <text:p text:style-name="Standard">*** 023 Example: Blue Circle 例如：蓝圈</text:p>
      <text:p text:style-name="Standard">*** 024 Example: Red Rectangle 例如：红色矩形</text:p>
      <text:p text:style-name="Standard">*** 025 Example: 8 Ball 例如：八球</text:p>
      <text:p text:style-name="Standard">*** 026 Assignment: French Flag 分配：法国国旗</text:p>
      <text:p text:style-name="Standard">*** 027 Assignment: Snowman 分配：雪人</text:p>
      <text:p text:style-name="Standard"/>
      <text:p text:style-name="Standard">028 Lesson 6: Booleans 第6课：布尔值</text:p>
      <text:p text:style-name="Standard">029 Video: Booleans 视频：布尔值</text:p>
      <text:p text:style-name="Standard">030 Example: First Boolean 例如：第一布尔</text:p>
      <text:p text:style-name="Standard">031 Assignment: Do You Have A Dog? 任务：你有一只狗？</text:p>
      <text:p text:style-name="Standard"/>
      <text:p text:style-name="Standard">032 Lesson 7: Logical Operators 第7课：逻辑运算</text:p>
      <text:p text:style-name="Standard">033 Video: Logical Operators 视频：逻辑运算符</text:p>
      <text:p text:style-name="Standard">034 Example: Light Switch 例如：灯开关</text:p>
      <text:p text:style-name="Standard">035 Example: President 例如：总统</text:p>
      <text:p text:style-name="Standard">036 Example: Wasting Time 例如：浪费时间</text:p>
      <text:p text:style-name="Standard"><text:soft-page-break/>037 Assignment: Can You Graduate? 任务：你可以毕业？</text:p>
      <text:p text:style-name="Standard">038 Assignment: The Weekend 分配：本周末</text:p>
      <text:p text:style-name="Standard"/>
      <text:p text:style-name="Standard">039 Lesson 8: Comparison Operators 第8课：比较操作符</text:p>
      <text:p text:style-name="Standard">040 Video: Comparison Operators 视频：比较操作符</text:p>
      <text:p text:style-name="Standard">041 Example: Walk Into A Bar 例如：走进一家酒吧</text:p>
      <text:p text:style-name="Standard">042 Example: Grade Range 例如：等级范围</text:p>
      <text:p text:style-name="Standard">043 Assignment: Rolling Dice 分配：骰子</text:p>
      <text:p text:style-name="Standard">044 Assignment: All Star 作业：全明星</text:p>
      <text:p text:style-name="Standard"/>
      <text:p text:style-name="Standard">045 Lesson 9: If Statements 第9课：如果报表</text:p>
      <text:p text:style-name="Standard">046 Video: If Statements 视频：如果报表</text:p>
      <text:p text:style-name="Standard">047 Example: Negative Numbers 例如：负数</text:p>
      <text:p text:style-name="Standard">048 Example: Great Names 例如：伟大的名字</text:p>
      <text:p text:style-name="Standard">049 Example: Even and Odd 例如：偶奇</text:p>
      <text:p text:style-name="Standard">050 Example: Secret Password 例如：加密密码</text:p>
      <text:p text:style-name="Standard">051 Assignment: Teenagers 分配：青少年</text:p>
      <text:p text:style-name="Standard">052 Assignment: Stop Light 分配：刹车灯</text:p>
      <text:p text:style-name="Standard"/>
      <text:p text:style-name="Standard">053 Lesson10: For Loops in Javascript 第10课：对于循环的Javascript</text:p>
      <text:p text:style-name="Standard">054 Video: Basic For Loop 视频：基本为循环</text:p>
      <text:p text:style-name="Standard">055 Example: For Loop 例如：为循环</text:p>
      <text:p text:style-name="Standard">056 Assignment: Chalk Board 分配：粉笔板</text:p>
      <text:p text:style-name="Standard">*** 057 Assignment: Caterpillar 分配：卡特彼勒</text:p>
      <text:p text:style-name="Standard"/>
      <text:p text:style-name="Standard">058 Video: General For Loop 视频：一般为循环</text:p>
      <text:p text:style-name="Standard">059 Example: Countdown 例如：倒计时</text:p>
      <text:p text:style-name="Standard">060 Example: Count By Twos 例如：计数三三两两</text:p>
      <text:p text:style-name="Standard">061 Assignment: Count By Sevens 任务：计数七公七</text:p>
      <text:p text:style-name="Standard">062 Assignment: Powers of Two 赋值：两权</text:p>
      <text:p text:style-name="Standard"/>
      <text:p text:style-name="Standard">063 Video: For Loop Examples 视频：为循环的例子</text:p>
      <text:p text:style-name="Standard">064 Example: For Loop Sum 例如：为循环求和</text:p>
      <text:p text:style-name="Standard">065 Assignment: Better Sum 分配：更好地总结</text:p>
      <text:p text:style-name="Standard">066 Assignment: Factorial 分配：阶乘</text:p>
      <text:p text:style-name="Standard">067 Assignment: All Dice Values 分配：所有骰子值</text:p>
      <text:p text:style-name="Standard"/>
      <text:p text:style-name="Standard">068 Lesson 11: Random Numbers 第11课：随机数</text:p>
      <text:p text:style-name="Standard">069 Video: Random Numbers 视频：随机数</text:p>
      <text:p text:style-name="Standard">070 Example: Rolling a Die 例如：掷骰子</text:p>
      <text:p text:style-name="Standard">071 Example: Flipping a Coin 例如：掷硬币</text:p>
      <text:p text:style-name="Standard">072 Assignment: Lots of Dice 分配：很多骰子</text:p>
      <text:p text:style-name="Standard">*** 073 Assignment: Random Color Squares 分配：随机颜色的方块</text:p>
      <text:p text:style-name="Standard"/>
      <text:p text:style-name="Standard"><text:soft-page-break/>074 Lesson 12: While Loops 第12课：当循环</text:p>
      <text:p text:style-name="Standard">075 Video: While Loops 视频：在循环</text:p>
      <text:p text:style-name="Standard">076 Example: While Loop Countdown 例如：循环循环倒计时</text:p>
      <text:p text:style-name="Standard">077 Assignment: Inventory 作业：库存</text:p>
      <text:p text:style-name="Standard">078 Assignment: Fibonacci 分配：斐波那契</text:p>
      <text:p text:style-name="Standard"/>
      <text:p text:style-name="Standard">079 Lesson 13: Loop and a Half 第13课：循环和半</text:p>
      <text:p text:style-name="Standard">080 Video: Loop and a Half 视频：循环和一个半</text:p>
      <text:p text:style-name="Standard">081 Example: Adding Up Numbers 例如：添加数最多</text:p>
      <text:p text:style-name="Standard">082 Assignment: Snake Eyes 分配：蛇眼</text:p>
      <text:p text:style-name="Standard">083 Assignment: Better Password Prompt 任务：更好的密码提示</text:p>
      <text:p text:style-name="Standard"/>
      <text:p text:style-name="Standard">084 Lesson 14: Functions and Parameters 第14课：函数和参数</text:p>
      <text:p text:style-name="Standard">085 Video: Functions and Parameters 1 视频：函数和参数1</text:p>
      <text:p text:style-name="Standard">086 Example: Double Number 例如：双号</text:p>
      <text:p text:style-name="Standard">087 Assignment: Square 分配：广场</text:p>
      <text:p text:style-name="Standard">088 Assignment: Triple 分配：三重</text:p>
      <text:p text:style-name="Standard"/>
      <text:p text:style-name="Standard">089 Video: Functions and Parameters 2 视频：函数和参数2</text:p>
      <text:p text:style-name="Standard">090 Example: Sum Function 例如：添加功能</text:p>
      <text:p text:style-name="Standard">091 Assignment: Area of a Triangle 作业：一个三角形的面积</text:p>
      <text:p text:style-name="Standard">092 Assignment: Height in Meters 作业：身高米</text:p>
      <text:p text:style-name="Standard"/>
      <text:p text:style-name="Standard">093 Video: Functions and Parameters 3 视频：函数和参数3</text:p>
      <text:p text:style-name="Standard">*** 094 Example: Draw Circles 例如：绘制圆</text:p>
      <text:p text:style-name="Standard">*** 095 Assignment: Horizontal Lines 分配：水平线</text:p>
      <text:p text:style-name="Standard">*** 096 Assignment: Graphics Stop Light 作业：图形刹车灯</text:p>
      <text:p text:style-name="Standard">*** 097 Assignment: Pool Table 转让：台球桌</text:p>
      <text:p text:style-name="Standard"/>
      <text:p text:style-name="Standard">098 Lesson 15: Functions and Return Values 第15课：函数和返回值</text:p>
      <text:p text:style-name="Standard">099 Video: Functions and Return Values 1 视频：函数和返回值1</text:p>
      <text:p text:style-name="Standard">100 Example: Double Number 例如：双号</text:p>
      <text:p text:style-name="Standard">101 Assignment: Square with Return Values 分配：广场返回值</text:p>
      <text:p text:style-name="Standard">102 Assignment: Triple with Return Values 分配：三重与返回值</text:p>
      <text:p text:style-name="Standard"/>
      <text:p text:style-name="Standard">103 Video: Functions and Return Values 2 视频：函数和返回值2</text:p>
      <text:p text:style-name="Standard">104 Example: Return Values 例如：返回值</text:p>
      <text:p text:style-name="Standard">105 Assignment: Is It Even? 任务：它是什？</text:p>
      <text:p text:style-name="Standard">106 Assignment: Max 赋值：最大</text:p>
      <text:p text:style-name="Standard"/>
      <text:p text:style-name="Standard">107 Lesson 16: Local Variables and Scope 第16课：局部变量和作用域</text:p>
      <text:p text:style-name="Standard">108 Video: Local Variables and Scope 视频：局部变量和作用域</text:p>
      <text:p text:style-name="Standard">109 Example: Return Values 例如：返回值</text:p>
      <text:p text:style-name="Standard">110 Assignment: Local Variables 赋值：局部变量</text:p>
      <text:p text:style-name="Standard"><text:soft-page-break/>111 Badge: Javascript Exercises Badge 徽章：使用Javascript练习徽章</text:p>
      <text:p text:style-name="Standard"/>
      <text:p text:style-name="Standard">112 Lesson 17: Basic Javascript and Graphics Challenges 第17课​​：基本JavaScript和图形的挑战</text:p>
      <text:p text:style-name="Standard">*** 113 Challenge: Ghosts 挑战：幽灵</text:p>
      <text:p text:style-name="Standard">114 Challenge: Guessing Game 挑战：竞猜游戏</text:p>
      <text:p text:style-name="Standard">115 Challenge: Draw Something 挑战：画的东西</text:p>
      <text:p text:style-name="Standard">116 Badge: Javascript Challenges Badge 徽章：使用Javascript挑战徽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h Clark</meta:initial-creator>
    <meta:creation-date>2014-06-07T17:39:59.68</meta:creation-date>
    <dc:date>2014-07-31T11:22:31.64</dc:date>
    <dc:creator>Erich Clark</dc:creator>
    <meta:editing-duration>P1DT5H36M4S</meta:editing-duration>
    <meta:editing-cycles>11</meta:editing-cycles>
    <meta:generator>OpenOffice.org/3.3$Win32 OpenOffice.org_project/330m20$Build-9567</meta:generator>
    <meta:document-statistic meta:table-count="0" meta:image-count="0" meta:object-count="0" meta:page-count="4" meta:paragraph-count="117" meta:word-count="994" meta:character-count="4502"/>
  </office:meta>
</office:document-meta>
</file>